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503" officeooo:paragraph-rsid="001a6503"/>
    </style:style>
    <style:style style:name="P2" style:family="paragraph" style:parent-style-name="Standard">
      <style:text-properties fo:font-size="16pt" officeooo:rsid="001a6503" officeooo:paragraph-rsid="001a6503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text:line-break/><text:line-break/>Chapter 41 : Expounded</text:p>
      <text:p text:style-name="P1"/>
      <text:p text:style-name="P1">Sign 33</text:p>
      <text:p text:style-name="P1"/>
      <text:p text:style-name="P2">And who is more Perfect in their Speech than those who Invite towards God?<text:line-break/>And they do work Righteousness;</text:p>
      <text:p text:style-name="P2">And they say, “Indeed, I am with those who Submit to God.”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1:11:27.221000000</meta:creation-date>
    <dc:date>2025-04-24T21:30:58.678000000</dc:date>
    <meta:editing-duration>PT19M31S</meta:editing-duration>
    <meta:editing-cycles>1</meta:editing-cycles>
    <meta:document-statistic meta:table-count="0" meta:image-count="0" meta:object-count="0" meta:page-count="1" meta:paragraph-count="4" meta:word-count="44" meta:character-count="242" meta:non-whitespace-character-count="201"/>
    <meta:generator>LibreOffice/7.6.4.1$Windows_X86_64 LibreOffice_project/e19e193f88cd6c0525a17fb7a176ed8e6a3e2aa1</meta:generator>
  </office:meta>
</office:document-meta>
</file>